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language="de" fo:country="DE"/>
    </style:style>
    <style:style style:name="P3" style:family="paragraph" style:parent-style-name="Standard">
      <style:paragraph-properties fo:line-height="150%" fo:text-align="justify" style:justify-single-word="false"/>
      <style:text-properties fo:language="de" fo:country="DE" officeooo:rsid="000d546f" officeooo:paragraph-rsid="000d6ae7"/>
    </style:style>
    <style:style style:name="P4" style:family="paragraph" style:parent-style-name="Standard">
      <style:paragraph-properties fo:line-height="150%" fo:text-align="justify" style:justify-single-word="false"/>
      <style:text-properties fo:language="de" fo:country="DE" officeooo:rsid="000d546f" officeooo:paragraph-rsid="00156018"/>
    </style:style>
    <style:style style:name="P5" style:family="paragraph" style:parent-style-name="Standard">
      <style:paragraph-properties fo:line-height="150%" fo:text-align="justify" style:justify-single-word="false"/>
      <style:text-properties fo:language="de" fo:country="DE" officeooo:rsid="000d546f" officeooo:paragraph-rsid="00194a5f"/>
    </style:style>
    <style:style style:name="P6" style:family="paragraph" style:parent-style-name="Standard">
      <style:paragraph-properties fo:line-height="150%" fo:text-align="justify" style:justify-single-word="false"/>
      <style:text-properties fo:language="de" fo:country="DE" officeooo:rsid="000d6ae7" officeooo:paragraph-rsid="0019e873"/>
    </style:style>
    <style:style style:name="P7" style:family="paragraph" style:parent-style-name="Standard">
      <style:paragraph-properties fo:line-height="150%" fo:text-align="justify" style:justify-single-word="false"/>
      <style:text-properties fo:language="de" fo:country="DE" officeooo:rsid="00129fe5" officeooo:paragraph-rsid="00129fe5"/>
    </style:style>
    <style:style style:name="P8" style:family="paragraph" style:parent-style-name="Standard">
      <style:paragraph-properties fo:line-height="150%" fo:text-align="justify" style:justify-single-word="false"/>
      <style:text-properties fo:language="de" fo:country="DE" officeooo:rsid="00149a2d" officeooo:paragraph-rsid="00149a2d"/>
    </style:style>
    <style:style style:name="P9" style:family="paragraph" style:parent-style-name="Standard">
      <style:paragraph-properties fo:line-height="150%" fo:text-align="justify" style:justify-single-word="false"/>
      <style:text-properties fo:language="de" fo:country="DE" officeooo:rsid="00149a2d" officeooo:paragraph-rsid="0022bde8"/>
    </style:style>
    <style:style style:name="P10" style:family="paragraph" style:parent-style-name="Standard">
      <style:paragraph-properties fo:line-height="150%" fo:text-align="justify" style:justify-single-word="false"/>
      <style:text-properties fo:language="de" fo:country="DE" officeooo:rsid="000ffc36" officeooo:paragraph-rsid="0016cf5a"/>
    </style:style>
    <style:style style:name="P11" style:family="paragraph" style:parent-style-name="Standard">
      <style:paragraph-properties fo:line-height="150%" fo:text-align="justify" style:justify-single-word="false"/>
      <style:text-properties fo:font-size="6pt" fo:language="de" fo:country="DE" officeooo:rsid="000d546f" officeooo:paragraph-rsid="00194a5f" style:font-size-asian="5.25pt" style:font-size-complex="6pt"/>
    </style:style>
    <style:style style:name="P12" style:family="paragraph" style:parent-style-name="Standard">
      <style:paragraph-properties fo:line-height="150%" fo:text-align="justify" style:justify-single-word="false"/>
      <style:text-properties fo:font-size="6pt" fo:language="de" fo:country="DE" officeooo:rsid="000d546f" officeooo:paragraph-rsid="000d546f" style:font-size-asian="5.25pt" style:font-size-complex="6pt"/>
    </style:style>
    <style:style style:name="P13" style:family="paragraph" style:parent-style-name="Standard">
      <style:paragraph-properties fo:line-height="150%" fo:text-align="justify" style:justify-single-word="false"/>
      <style:text-properties fo:font-size="6pt" fo:language="de" fo:country="DE" officeooo:rsid="000d6ae7" officeooo:paragraph-rsid="0019e873" style:font-size-asian="5.25pt" style:font-size-complex="6pt"/>
    </style:style>
    <style:style style:name="P14" style:family="paragraph" style:parent-style-name="Standard">
      <style:paragraph-properties fo:line-height="150%" fo:text-align="justify" style:justify-single-word="false"/>
      <style:text-properties fo:font-size="6pt" fo:language="de" fo:country="DE" officeooo:rsid="00129fe5" officeooo:paragraph-rsid="00129fe5" style:font-size-asian="5.25pt" style:font-size-complex="6pt"/>
    </style:style>
    <style:style style:name="P15" style:family="paragraph" style:parent-style-name="Standard">
      <style:paragraph-properties fo:line-height="150%" fo:text-align="justify" style:justify-single-word="false"/>
      <style:text-properties fo:font-size="6pt" fo:language="de" fo:country="DE" officeooo:rsid="00149a2d" officeooo:paragraph-rsid="00149a2d" style:font-size-asian="5.25pt" style:font-size-complex="6pt"/>
    </style:style>
    <style:style style:name="P16" style:family="paragraph" style:parent-style-name="Standard">
      <style:paragraph-properties fo:line-height="150%" fo:text-align="justify" style:justify-single-word="false"/>
      <style:text-properties fo:font-size="6pt" fo:language="de" fo:country="DE" officeooo:rsid="00149a2d" officeooo:paragraph-rsid="0022bde8" style:font-size-asian="5.25pt" style:font-size-complex="6pt"/>
    </style:style>
    <style:style style:name="P17" style:family="paragraph" style:parent-style-name="Standard">
      <style:paragraph-properties fo:line-height="150%" fo:text-align="justify" style:justify-single-word="false"/>
      <style:text-properties fo:font-size="6pt" fo:language="de" fo:country="DE" officeooo:rsid="000ffc36" officeooo:paragraph-rsid="0016cf5a" style:font-size-asian="5.25pt" style:font-size-complex="6pt"/>
    </style:style>
    <style:style style:name="P18" style:family="paragraph" style:parent-style-name="Text_20_body">
      <style:paragraph-properties fo:text-align="center" style:justify-single-word="false"/>
      <style:text-properties fo:language="de" fo:country="DE"/>
    </style:style>
    <style:style style:name="P19" style:family="paragraph" style:parent-style-name="Text_20_body">
      <style:paragraph-properties fo:text-align="center" style:justify-single-word="false"/>
      <style:text-properties fo:language="de" fo:country="DE" officeooo:paragraph-rsid="000ba6e9"/>
    </style:style>
    <style:style style:name="P20" style:family="paragraph" style:parent-style-name="Text_20_body">
      <style:paragraph-properties fo:text-align="center" style:justify-single-word="false"/>
      <style:text-properties fo:language="de" fo:country="DE" officeooo:rsid="00156018" officeooo:paragraph-rsid="00156018"/>
    </style:style>
    <style:style style:name="P21" style:family="paragraph" style:parent-style-name="Title">
      <style:text-properties fo:language="de" fo:country="DE"/>
    </style:style>
    <style:style style:name="P22" style:family="paragraph" style:parent-style-name="Subtitle">
      <style:text-properties fo:language="de" fo:country="DE"/>
    </style:style>
    <style:style style:name="P23" style:family="paragraph" style:parent-style-name="Standard">
      <style:paragraph-properties fo:line-height="150%" fo:text-align="justify" style:justify-single-word="false" style:writing-mode="page"/>
    </style:style>
    <style:style style:name="P24" style:family="paragraph" style:parent-style-name="Standard">
      <style:paragraph-properties fo:line-height="150%" fo:text-align="justify" style:justify-single-word="false" style:writing-mode="page"/>
      <style:text-properties fo:font-size="6pt" fo:language="de" fo:country="DE" officeooo:rsid="0020798a" style:font-size-asian="5.25pt" style:font-size-complex="6pt"/>
    </style:style>
    <style:style style:name="P25" style:family="paragraph" style:parent-style-name="Standard">
      <style:paragraph-properties fo:line-height="150%" fo:text-align="justify" style:justify-single-word="false" style:writing-mode="page"/>
      <style:text-properties fo:font-size="6pt" fo:language="de" fo:country="DE" officeooo:rsid="0020798a" officeooo:paragraph-rsid="0020798a" style:font-size-asian="5.25pt" style:font-size-complex="6pt"/>
    </style:style>
    <style:style style:name="P26" style:family="paragraph" style:parent-style-name="Standard">
      <style:paragraph-properties fo:line-height="150%" fo:text-align="justify" style:justify-single-word="false" style:writing-mode="page"/>
      <style:text-properties fo:language="de" fo:country="DE" officeooo:rsid="0020798a" officeooo:paragraph-rsid="0020798a"/>
    </style:style>
    <style:style style:name="P27" style:family="paragraph" style:parent-style-name="Standard">
      <style:paragraph-properties fo:line-height="150%" fo:text-align="justify" style:justify-single-word="false" style:writing-mode="page"/>
      <style:text-properties fo:font-size="12pt" fo:language="de" fo:country="DE" officeooo:rsid="0020798a" officeooo:paragraph-rsid="0020798a" style:font-size-asian="10.5pt" style:font-size-complex="12pt"/>
    </style:style>
    <style:style style:name="P28" style:family="paragraph" style:parent-style-name="Heading_20_1">
      <style:text-properties fo:language="de" fo:country="DE"/>
    </style:style>
    <style:style style:name="P29" style:family="paragraph" style:parent-style-name="Heading_20_1">
      <style:text-properties fo:language="de" fo:country="DE" officeooo:rsid="0020798a" officeooo:paragraph-rsid="0020798a"/>
    </style:style>
    <style:style style:name="T1" style:family="text">
      <style:text-properties officeooo:rsid="0018adf5"/>
    </style:style>
    <style:style style:name="T2" style:family="text">
      <style:text-properties officeooo:rsid="00117e1f"/>
    </style:style>
    <style:style style:name="T3" style:family="text">
      <style:text-properties officeooo:rsid="00149a2d"/>
    </style:style>
    <style:style style:name="T4" style:family="text">
      <style:text-properties officeooo:rsid="00156018"/>
    </style:style>
    <style:style style:name="T5" style:family="text">
      <style:text-properties officeooo:rsid="0016cf5a"/>
    </style:style>
    <style:style style:name="T6" style:family="text">
      <style:text-properties officeooo:rsid="0018809d"/>
    </style:style>
    <style:style style:name="T7" style:family="text">
      <style:text-properties officeooo:rsid="00194a5f"/>
    </style:style>
    <style:style style:name="T8" style:family="text">
      <style:text-properties officeooo:rsid="0019e873"/>
    </style:style>
    <style:style style:name="T9" style:family="text">
      <style:text-properties officeooo:rsid="001dd5f4"/>
    </style:style>
    <style:style style:name="T10" style:family="text">
      <style:text-properties officeooo:rsid="001fba52"/>
    </style:style>
    <style:style style:name="T11" style:family="text">
      <style:text-properties fo:language="de" fo:country="DE"/>
    </style:style>
    <style:style style:name="T12" style:family="text">
      <style:text-properties fo:language="de" fo:country="DE" officeooo:rsid="0020798a"/>
    </style:style>
    <style:style style:name="T13" style:family="text">
      <style:text-properties officeooo:rsid="00215d62"/>
    </style:style>
    <style:style style:name="T14" style:family="text">
      <style:text-properties officeooo:rsid="0022bde8"/>
    </style:style>
    <style:style style:name="T15" style:family="text">
      <style:text-properties officeooo:rsid="0023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Ähnlichkeitsanalyse von Dokumenten</text:p>
      <text:p text:style-name="P22">Veranstaltung: Wissensmanagement</text:p>
      <text:p text:style-name="P18"><text:span text:style-name="T4">Semester: </text:span>So<text:span text:style-name="T4">mmersemester</text:span> <text:span text:style-name="T4">20</text:span>17</text:p>
      <text:p text:style-name="P19"><text:span text:style-name="T4">Teilnehmer: </text:span>Jan-Hendrik Hemmje, Johannes Giere</text:p>
      <text:p text:style-name="P20">Stand: <text:span text:style-name="T13">01</text:span>.0<text:span text:style-name="T13">7</text:span>.2017</text:p>
      <text:p text:style-name="P2"/>
      <text:h text:style-name="P28" text:outline-level="1">Ziel des Projektes</text:h>
      <text:p text:style-name="P4">Das Projekt hat zum Ziel, Textdokumente zu analysieren und ihre Ähnlichkeit untereinander festzustellen und zu präsentieren. Zu diesem Zweck sollen die Dokumente in Terme aufgeteilt und die Ähnlichkeit mithilfe ihres TF-IDF-Wertes berechnet werden. Da Dokumente verschiedenster Dateitypen analysiert werden sollen, wird die Indizierungssoftware „Apache Solr“ verwendet. <text:span text:style-name="T4">Diese Software basiert auf „Apache Lucene“ und verwendet zusätzlich „Apache Tika“, welches das Parsen von (unter anderem) TXT-, PDF- &amp; Word-Dateien übernimmt. Aus diesen Gründen ist „Apache Solr“ optimal für dieses Projekt. </text:span>Die berechneten Ähnlichkeiten sollen in einer Grafik dargestellt werden und über die Eingabe eines Suchwortes sollen ähnliche Dokumente gefunden werden.</text:p>
      <text:p text:style-name="P12"/>
      <text:h text:style-name="P28" text:outline-level="1">Ausführen der Software</text:h>
      <text:p text:style-name="P5">Das Projekt basiert auf zwei Programme<text:span text:style-name="T5">n</text:span>. Es wird Apache Solr und die mitgelieferte –<text:span text:style-name="T5"> von uns erstellte –</text:span> Java-Anwendung benötigt. Vor dem ersten Start der Java-Anwendung ist es notwendig Solr zu konfigurieren. <text:span text:style-name="T7">Solr kann von der Webseite </text:span><text:a xlink:type="simple" xlink:href="http://lucene.apache.org/solr/" text:style-name="Internet_20_link" text:visited-style-name="Visited_20_Internet_20_Link"><text:span text:style-name="T7">http://lucene.apache.org/solr/</text:span></text:a><text:span text:style-name="T7"> bzw. von </text:span><text:a xlink:type="simple" xlink:href="https://archive.apache.org/dist/lucene/solr/6.5.0/" text:style-name="Internet_20_link" text:visited-style-name="Visited_20_Internet_20_Link"><text:span text:style-name="T7">https://archive.apache.org/dist/lucene/solr/6.5.0/</text:span></text:a><text:span text:style-name="T7"> heruntergeladen <text:s/>werden.</text:span></text:p>
      <text:p text:style-name="P11"/>
      <text:p text:style-name="P3">Es wird vorausgesetzt, dass <text:span text:style-name="T5">Linux als Betriebssystem und Solr in der Version 6.5.0 verwendet wird. Neuere Versionen von Solr könnten auch funktionieren, jedoch kann dies nicht garantiert werden. Mit der Java-Anwendung wird ein Unterordner „scripts“ mitgeliefert. Die dort hinterlegten Skripte automatisieren die Konfiguration von Solr. Sollte Solr nicht im Pfad „/opt/solr-6.5.0“ entpackt worden sein, so muss dies in den Skripten angepasst werden. Die Skripte müssen auf der Maschine ausgeführt werden, auf der Solr bereitgestellt wird.</text:span></text:p>
      <text:p text:style-name="P6"><text:soft-page-break/>Die S<text:span text:style-name="T5">k</text:span>ripte starten Solr, legen einen neuen Feldtypen an und ersetzen den Typ eines bestehenden Feldes mit de<text:span text:style-name="T5">m</text:span> neuen Typ. Zu Beginn wird Solr mit dem S<text:span text:style-name="T5">k</text:span>ript „startAsCloud.sh“ gestartet. <text:span text:style-name="T8">Danach muss über das Web-Interface von Solr eine Collection angelegt werden. Dafür wird der Link „</text:span><text:a xlink:type="simple" xlink:href="http://localhost:8983/solr" text:style-name="Internet_20_link" text:visited-style-name="Visited_20_Internet_20_Link"><text:span text:style-name="T8">http://localhost:8983/solr</text:span></text:a><text:span text:style-name="T8">“ aufgerufen und über den Punkt „Collections“ → „Add Collection“ eine Collection hinzugefügt. Die Collection muss „wm“ genannt werden und als „config set“ muss „gettingstarted“ ausgewählt werden. Die restlichen Einstellungen können auf dem Standardwert belassen werden.</text:span> Im Anschluss wird „addNewFieldType.sh“ ausgeführt, gefolgt von „replaceFiel<text:span text:style-name="T5">d</text:span>Type.sh“. <text:span text:style-name="T9">Die Ausführung hat funktioniert, wenn als „status“ 0 zurückgegeben wird.</text:span></text:p>
      <text:p text:style-name="P13"/>
      <text:p text:style-name="P10">Anschließend kann die Java-Anwendung <text:span text:style-name="T10">konfiguriert</text:span> werden. <text:span text:style-name="T2">Sollte Solr nicht auf der selben Maschine oder dem Port 9983 bereitgestellt werden, so muss die Variable „CONNECTION_STRING“ in der Klasse „src/main/java/solr/SolrConnection.java“ angepasst werden. Im nächsten Schritt sollten die Maven-Pakete installiert werden. Ist dies erfolgt, so kann die Anwendung über die Klasse „view.App“ gestartet werden oder mit Maven der Quellcode kompiliert werden.</text:span></text:p>
      <text:p text:style-name="P17"/>
      <text:h text:style-name="P29" text:outline-level="1">Benutzung der Software</text:h>
      <text:p text:style-name="P23"><text:span text:style-name="T12">N</text:span><text:span text:style-name="T11">ach dem Start des Programms können links oben per „Datei auswählen“ mehrere PDF- oder TXT-Dateien ausgewählt werden. Diese erscheinen dann links in der Liste. </text:span><text:span text:style-name="T12">Per Klick auf „Importieren“ werden die ausgewählten Dateien dann in Solr importiert. Der Import-Vorgang ist abgeschlossen, wenn die ausgewählten Dateien wieder aus der Liste verschwunden sind. Je nach Anzahl der Dateien kann der Vorgang einige Sekunden bis Minuten in Anspruch nehmen.</text:span></text:p>
      <text:p text:style-name="P24"/>
      <text:p text:style-name="P26">Per Klick auf „Lade Abstandsgraphik“ wird die Distanzmatrix berechnet und dargestellt. Bei einem Hover über die Punkte wird der dazugehörige Titel eingeblendet.</text:p>
      <text:p text:style-name="P25"/>
      <text:p text:style-name="P27">Um zu einem bestimmten Dokument eine Liste der ähnlichsten Dokumente zu erhalten, kann im Drop-Down-Menü unter „Dokumentenähnlichkeit“ ein Dokument ausgewählt werden und per Klick auf „Suchen“ die Liste der ähnlichsten Dokumente geladen werden. An erster Stelle taucht dabei das ausgewählte Dokument auf, da hier die Übereinstimmung bei 1,0 liegt.</text:p>
      <text:p text:style-name="P25"/>
      <text:p text:style-name="P27">Links unten unter „Suchterm“ kann nach einem Term gesucht werden. Die nebenstehende Liste ist ebenfalls nach der Übereinstimmung sortiert, sodass Dokumente, in denen der Term oft auftaucht weiter oben in der Liste stehen.</text:p>
      <text:h text:style-name="P28" text:outline-level="1"><text:soft-page-break/>Verwendete Algorithmen</text:h>
      <text:p text:style-name="P7">Damit die Ähnlichkeit von Dokumenten berechnet werden kann, wird ein invertierte<text:span text:style-name="T6">r</text:span> Index erstellt. Über den Index kann zu jedem Term ein IDF-Wert und TF-IDF-Wert berechnet werden. <text:span text:style-name="T3">Über das Kosinus-Maß wird die Ähnlichkeit zwischen Dokumenten und User-Queries berechnet. Als Werte werden hier die TF-IDF-Werte verwendet.</text:span></text:p>
      <text:p text:style-name="P14"/>
      <text:p text:style-name="P8">Um die Dokumente in einer Distanzmatrix darzustellen, werden die berechneten Ähnlichkeiten in Distanzen transformiert und mithilfe der Bibliothek „mdsj.jar“ in eine<text:span text:style-name="T6">r</text:span> Distanzmatri<text:span text:style-name="T15">x</text:span> abgebildet. Die Distanzmatrix wird anschließend in einen Graphen überführt.</text:p>
      <text:p text:style-name="P15"/>
      <text:h text:style-name="P28" text:outline-level="1">Probleme</text:h>
      <text:p text:style-name="P8">Die Parsing-Funktionalität des Tika-Servers, welche in Solr integriert ist, bereit<text:span text:style-name="T14">et</text:span> erhebliche Probleme bei <text:span text:style-name="T6">Dateien, welche keine TXT-Dateien sind</text:span>. PDF- und Word-Dateien werden von Solr empfangen und im ersten Schritt an Tika weitergeleitet. Tika soll die Dokumente parsen, damit Solr die Terme extrahieren kann. Leider werden die Dokumente ungenügend geparst, sodass Wortkonstrukte entstehen, die über alle Dokumente einzigartig sind. Dies bedeutet, dass es sehr viele Terme gibt, die im Ursprungsdokument gleich sind, durch das Parsen jedoch so verändert werden, dass das Endprodukt des Terms einzigartig ist. Zum Beispiel werden von Termen Buchstaben entfernt und dieser Entfernungsprozess ist nie einheitlich.</text:p>
      <text:p text:style-name="P15"/>
      <text:p text:style-name="P9">Da auf dem Feldtypen Stemming aktiviert ist, wurde vermutet, dass das Stemming das Problem verursacht. Da jedoch Solr <text:span text:style-name="T14">TXT</text:span>-Dateien ohne die Hilfe von Tika parsen kann, wurden die genutzten PDF-Dateien mit Calibre in <text:span text:style-name="T14">TXT</text:span>-Dateien konvertiert und an den Solr-Server zur Indizierung gesendet. In den erstellten Termen trat das Problem nun nicht <text:span text:style-name="T6">mehr </text:span>auf.</text:p>
      <text:p text:style-name="P16"/>
      <text:p text:style-name="P9">Daher wird geschlussfolgert, dass der Parsing-Prozess von Tika nicht <text:span text:style-name="T6">zufriedenstellend </text:span>funktioniert. Aus diesem Grund wird geraten, für eine produktive Nutzung der Anwendung, <text:span text:style-name="T6">nur .</text:span>txt-Dateien zu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8adf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page-number text:select-page="current">3</text:page-number> <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9:49:59.537200660</meta:creation-date>
    <dc:date>2017-09-19T18:13:05.450282685</dc:date>
    <meta:editing-duration>PT1H26M2S</meta:editing-duration>
    <meta:editing-cycles>21</meta:editing-cycles>
    <meta:generator>LibreOffice/5.1.6.2$Linux_X86_64 LibreOffice_project/10m0$Build-2</meta:generator>
    <meta:document-statistic meta:table-count="0" meta:image-count="0" meta:object-count="0" meta:page-count="3" meta:paragraph-count="25" meta:word-count="821" meta:character-count="6093" meta:non-whitespace-character-count="5294"/>
  </office:meta>
</office:document-meta>
</file>